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Базовый спект функций и систем</text:span></text:p>
      <text:p text:style-name="P1"><text:span text:style-name="T1">характеризующих режим сервера с<text:s/></text:span><text:span text:style-name="T2">RPG/RP<text:s/></text:span><text:span text:style-name="T3">режимом для<text:s/></text:span><text:span text:style-name="T4">GTA</text:span><text:span text:style-name="T5"/></text:p>
      <text:p text:style-name="P2"><text:span text:style-name="T5"/></text:p>
      <text:p text:style-name="P2"><text:span text:style-name="T5">1.<text:s/></text:span><text:span text:style-name="T6">Создание и настройка персонажа</text:span></text:p>
      <text:p text:style-name="P2"><text:span text:style-name="T6"/></text:p>
      <text:p text:style-name="P2"><text:span text:style-name="T6"><text:s text:c="4"/>Система регистрации и авторизации: Возможность создания и сохранения аккаунта, включая выбор имени, пароля и других данных.</text:span></text:p>
      <text:p text:style-name="P2"><text:span text:style-name="T6"><text:s text:c="4"/>Выбор внешности и начальных характеристик: Опции для настройки внешнего вида персонажа (пол, одежда, прическа и т. д.), а также выбор стартовых характеристик или классов (например, физическая сила, ловкость, интеллект и т. д.).</text:span></text:p>
      <text:p text:style-name="P2"><text:span text:style-name="T6"><text:s text:c="4"/>Начальные активы: Начальные ресурсы, такие как деньги, имущество или транспортное средство, предоставляемые игроку при старте.</text:span></text:p>
      <text:p text:style-name="P2"><text:span text:style-name="T6"/></text:p>
      <text:p text:style-name="P2"><text:span text:style-name="T6">2. Прокачка и развитие персонажа</text:span></text:p>
      <text:p text:style-name="P2"><text:span text:style-name="T6"/></text:p>
      <text:p text:style-name="P2"><text:span text:style-name="T6"><text:s text:c="4"/>Система опыта и уровней: Механика получения опыта за выполнение различных действий (миссий, работ, участия в событиях) и повышение уровня персонажа с разблокировкой новых возможностей.</text:span></text:p>
      <text:p text:style-name="P2"><text:span text:style-name="T6"><text:s text:c="4"/>Навыки и умения: Древо навыков, позволяющее игрокам специализироваться в определенных областях (водитель, стрелок, бизнесмен, хакер и т. д.) и улучшать способности по мере игры.</text:span></text:p>
      <text:p text:style-name="P2"><text:span text:style-name="T6"><text:s text:c="4"/>Здоровье, энергия и другие параметры: Базовые характеристики персонажа, такие как здоровье, энергия, выносливость, которые влияют на игровой процесс.</text:span></text:p>
      <text:p text:style-name="P2"><text:span text:style-name="T6"/></text:p>
      <text:p text:style-name="P2"><text:span text:style-name="T6">3. Работы и карьеры</text:span></text:p>
      <text:p text:style-name="P2"><text:span text:style-name="T6"/></text:p>
      <text:p text:style-name="P2"><text:span text:style-name="T6"><text:s text:c="4"/>Система занятости: Возможность получения работы (например, таксист, полицейский, врач, механик) с соответствующими обязанностями и вознаграждением.</text:span></text:p>
      <text:p text:style-name="P2"><text:span text:style-name="T6"><text:s text:c="4"/>Карьера и продвижение по службе: Возможность карьерного роста внутри выбранной профессии, что открывает новые должности и повышает доход.</text:span></text:p>
      <text:p text:style-name="P2"><text:span text:style-name="T6"><text:s text:c="4"/>Заработок и внутриигровая экономика: Система начисления зарплаты или других форм заработка за выполнение работы.</text:span></text:p>
      <text:p text:style-name="P2"><text:span text:style-name="T6"/></text:p>
      <text:p text:style-name="P2"><text:span text:style-name="T6">4. Экономическая система</text:span></text:p>
      <text:p text:style-name="P2"><text:span text:style-name="T6"/></text:p>
      <text:p text:style-name="P2"><text:span text:style-name="T6"><text:s text:c="4"/>Валютная система: Внутриигровая валюта, с помощью которой игроки могут совершать покупки, платить за услуги и вести торговлю.</text:span></text:p>
      <text:p text:style-name="P2"><text:span text:style-name="T6"><text:s text:c="4"/>Магазины и торговля: Места, где игроки могут приобретать или продавать предметы (оружие, одежду, еду, транспорт и т. д.).</text:span></text:p>
      <text:p text:style-name="P2"><text:span text:style-name="T6"><text:s text:c="4"/>Бизнес и недвижимость: Возможность покупки, аренды и управления бизнесом и недвижимостью (дома, офисы, магазины).</text:span></text:p>
      <text:p text:style-name="P2"><text:span text:style-name="T6"/></text:p>
      <text:p text:style-name="P2"><text:span text:style-name="T6">5. Транспортная система</text:span></text:p>
      <text:p text:style-name="P2"><text:span text:style-name="T6"/></text:p>
      <text:p text:style-name="P2"><text:span text:style-name="T6"><text:s text:c="4"/>Покупка и владение транспортом: Возможность приобретения и владения транспортными средствами (автомобили, мотоциклы, лодки, самолеты и т. д.).</text:span></text:p>
      <text:p text:style-name="P2"><text:span text:style-name="T6"><text:s text:c="4"/>Тюнинг и ремонт: Опции для модификации и улучшения транспортных средств, а также их ремонта в случае повреждений.</text:span></text:p>
      <text:p text:style-name="P2"><text:span text:style-name="T6"><text:s text:c="4"/>Система топлива: Реалистичная механика потребления топлива и заправки автомобилей.</text:span></text:p>
      <text:p text:style-name="P2"><text:span text:style-name="T6"/></text:p>
      <text:p text:style-name="P2"><text:span text:style-name="T6">6. Криминальная и правовая системы</text:span></text:p>
      <text:p text:style-name="P2"><text:span text:style-name="T6"/></text:p>
      <text:p text:style-name="P2"><text:span text:style-name="T6"><text:s text:c="4"/>Система преступлений и наказаний: Механика совершения преступлений (ограбление, кража, нападение) и соответствующих наказаний (штрафы, тюрьма).</text:span></text:p>
      <text:p text:style-name="P2"><text:span text:style-name="T6"><text:s text:c="4"/>Работа полиции: Возможность для игроков становиться полицейскими, расследовать преступления и арестовывать нарушителей.</text:span></text:p>
      <text:p text:style-name="P2"><text:span text:style-name="T6"><text:s text:c="4"/>Суды и адвокаты: Возможность судебных разбирательств для разрешения конфликтов и обжалования наказаний.</text:span></text:p>
      <text:p text:style-name="P2"><text:span text:style-name="T6"/></text:p>
      <text:p text:style-name="P2"><text:span text:style-name="T6">7. Социальные взаимодействия</text:span></text:p>
      <text:p text:style-name="P2"><text:span text:style-name="T6"/></text:p>
      <text:p text:style-name="P2"><text:span text:style-name="T6"><text:s text:c="4"/>Система общения: Чаты (текстовые и голосовые) для взаимодействия с другими игроками, включая локальные чаты, рации и приватные сообщения.</text:span></text:p>
      <text:p text:style-name="P2"><text:span text:style-name="T6"><text:s text:c="4"/>Организации и фракции: Возможность создавать или вступать в организации (банды, компании, политические партии) и участвовать в их деятельности.</text:span></text:p>
      <text:p text:style-name="P2"><text:span text:style-name="T6"><text:s text:c="4"/>Мероприятия и конкурсы: Регулярные события, организуемые администрацией или самими игроками, такие как гонки, турниры, вечеринки и другие активности.</text:span></text:p>
      <text:p text:style-name="P2"><text:span text:style-name="T6"/></text:p>
      <text:p text:style-name="P2"><text:span text:style-name="T6">8. Квесты и миссии</text:span></text:p>
      <text:p text:style-name="P2"><text:span text:style-name="T6"/></text:p>
      <text:p text:style-name="P2"><text:span text:style-name="T6"><text:s text:c="4"/>Сюжетные и побочные задания: Разнообразные квесты, которые игроки могут выполнять для получения наград и прогресса в игре.</text:span></text:p>
      <text:p text:style-name="P2"><text:span text:style-name="T6"><text:s text:c="4"/>Миссии на работу: Задания, связанные с конкретными профессиями, например, доставка груза для дальнобойщика или патрулирование улиц для полицейского.</text:span></text:p>
      <text:p text:style-name="P2"><text:span text:style-name="T6"><text:s text:c="4"/>Мультиплеерные задания: Миссии, требующие совместного выполнения несколькими игроками.</text:span></text:p>
      <text:p text:style-name="P2"><text:span text:style-name="T6"/></text:p>
      <text:p text:style-name="P2"><text:span text:style-name="T6">9. Технические аспекты</text:span></text:p>
      <text:p text:style-name="P2"><text:span text:style-name="T6"/></text:p>
      <text:p text:style-name="P2"><text:span text:style-name="T6"><text:s text:c="4"/>Система сохранения данных: Надежная система для сохранения прогресса персонажей, инвентаря и других важных данных.</text:span></text:p>
      <text:p text:style-name="P2"><text:span text:style-name="T6"><text:s text:c="4"/>Античит и безопасность: Инструменты для предотвращения использования читов и обеспечения честной игры.</text:span></text:p>
      <text:p text:style-name="P2"><text:span text:style-name="T6"><text:s text:c="4"/>Административные инструменты: Функционал для модераторов и администраторов, позволяющий управлять сервером, следить за соблюдением правил и разрешать конфликты.</text:span></text:p>
      <text:p text:style-name="P2"><text:span text:style-name="T6"/></text:p>
      <text:p text:style-name="P2"><text:span text:style-name="T6">10. Интерфейс и пользовательский опыт</text:span></text:p>
      <text:p text:style-name="P2"><text:span text:style-name="T6"/></text:p>
      <text:p text:style-name="P2"><text:span text:style-name="T6"><text:s text:c="4"/>Удобный и интуитивный интерфейс: Легкий в освоении интерфейс для взаимодействия с игровыми системами, такими как инвентарь, карта, квесты и т. д.</text:span></text:p>
      <text:p text:style-name="P2"><text:span text:style-name="T6"><text:s text:c="4"/>Миникарта и GPS: Система навигации, облегчающая ориентацию в игровом мире и планирование маршрутов.</text:span></text:p>
      <text:p text:style-name="P2"><text:span text:style-name="T6"><text:s text:c="4"/>Обратная связь и поддержка: Возможность быстро обращаться за помощью к администрации или поддержке сервера.</text:span></text:p>
      <text:p text:style-name="P2"><text:span text:style-name="T6"/></text:p>
      <text:p text:style-name="P2"><text:span text:style-name="T6">11. Дополнительные элементы</text:span></text:p>
      <text:p text:style-name="P2"><text:span text:style-name="T6"/></text:p>
      <text:p text:style-name="P2"><text:span text:style-name="T6"><text:s text:c="4"/>Система достижений: Набор достижений, которые игроки могут разблокировать за выполнение определенных действий.</text:span></text:p>
      <text:p text:style-name="P2"><text:span text:style-name="T6"><text:s text:c="4"/>Кастомизация персонажа: Возможность изменять внешность, одежду и аксессуары персонажа, что позволяет индивидуализировать его внешний вид.</text:span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